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1.958cm"/>
    </style:style>
    <style:style style:name="co3" style:family="table-column">
      <style:table-column-properties fo:break-before="auto" style:column-width="2.154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6381" table:default-cell-style-name="Default"/>
        <table:table-row table:style-name="ro1">
          <table:table-cell office:value-type="string" calcext:value-type="string">
            <text:p>Array Size</text:p>
          </table:table-cell>
          <table:table-cell office:value-type="string" calcext:value-type="string">
            <text:p><text:s/>Time (ns) </text:p>
          </table:table-cell>
          <table:table-cell office:value-type="string" calcext:value-type="string">
            <text:p><text:s/>n log(n)</text:p>
          </table:table-cell>
          <table:table-cell table:number-columns-repeated="1638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56980" calcext:value-type="float">
            <text:p>1056980</text:p>
          </table:table-cell>
          <table:table-cell office:value-type="float" office:value="9965.78" calcext:value-type="float">
            <text:p>9965,78</text:p>
          </table:table-cell>
          <table:table-cell/>
          <table:table-cell>
            <draw:frame table:end-cell-address="Лист1.L17" table:end-x="1.672cm" table:end-y="0.063cm" draw:z-index="0" draw:name="Диаграмма 3" draw:style-name="gr1" draw:text-style-name="P1" svg:width="12.736cm" svg:height="7.539cm" svg:x="0.826cm" svg:y="0.064cm">
              <draw:object draw:notify-on-update-of-ranges="Лист1.B1:Лист1.B1 Лист1.B2:Лист1.B8 Лист1.A2:Лист1.A8 Лист1.C1:Лист1.C1 Лист1.C2:Лист1.C8 Лист1.A2:Лист1.A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9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84930" calcext:value-type="float">
            <text:p>1184930</text:p>
          </table:table-cell>
          <table:table-cell office:value-type="float" office:value="61438.56" calcext:value-type="float">
            <text:p>61438,56</text:p>
          </table:table-cell>
          <table:table-cell table:number-columns-repeated="16381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46628" calcext:value-type="float">
            <text:p>2546628</text:p>
          </table:table-cell>
          <table:table-cell office:value-type="float" office:value="132877.12" calcext:value-type="float">
            <text:p>132877,12</text:p>
          </table:table-cell>
          <table:table-cell table:number-columns-repeated="1638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2519219" calcext:value-type="float">
            <text:p>12519219</text:p>
          </table:table-cell>
          <table:table-cell office:value-type="float" office:value="780482.02" calcext:value-type="float">
            <text:p>780482,02</text:p>
          </table:table-cell>
          <table:table-cell table:number-columns-repeated="16381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3739945" calcext:value-type="float">
            <text:p>23739945</text:p>
          </table:table-cell>
          <table:table-cell office:value-type="float" office:value="1660964.05" calcext:value-type="float">
            <text:p>1660964,05</text:p>
          </table:table-cell>
          <table:table-cell table:number-columns-repeated="16381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72408956" calcext:value-type="float">
            <text:p>72408956</text:p>
          </table:table-cell>
          <table:table-cell office:value-type="float" office:value="9465784.28" calcext:value-type="float">
            <text:p>9465784,28</text:p>
          </table:table-cell>
          <table:table-cell table:number-columns-repeated="16381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33256777" calcext:value-type="float">
            <text:p>133256777</text:p>
          </table:table-cell>
          <table:table-cell office:value-type="float" office:value="19931568.57" calcext:value-type="float">
            <text:p>19931568,57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Николай Лебедев</meta:initial-creator>
    <meta:creation-date>2024-09-08T13:39:37</meta:creation-date>
    <dc:date>2024-09-15T15:56:19.136335499</dc:date>
    <meta:generator>LibreOffice/24.2.1.2$Linux_X86_64 LibreOffice_project/420$Build-2</meta:generator>
    <meta:editing-duration>PT8M47S</meta:editing-duration>
    <meta:editing-cycles>1</meta:editing-cycles>
    <meta:document-statistic meta:table-count="1" meta:cell-count="24" meta:object-count="1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737cm" svg:height="7.54cm" xlink:href=".." xlink:type="simple" chart:class="chart:scatter" chart:style-name="ch1">
        <chart:title svg:x="4.03cm" svg:y="0.286cm" chart:style-name="ch2">
          <text:p>Заглавие диаграммы</text:p>
        </chart:title>
        <chart:legend chart:legend-position="bottom" svg:x="4.093cm" svg:y="7.02cm" style:legend-expansion="wide" chart:style-name="ch3"/>
        <chart:plot-area chart:style-name="ch4" table:cell-range-address="Лист1.A2:Лист1.C8 Лист1.B1:Лист1.C1" chart:data-source-has-labels="row" svg:x="0.254cm" svg:y="1.235cm" svg:width="12.229cm" svg:height="5.451cm">
          <chart:coordinate-region svg:x="1.784cm" svg:y="1.396cm" svg:width="10.142cm" svg:height="4.87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8" chart:label-cell-address="Лист1.B1:Лист1.B1" chart:class="chart:scatter">
            <chart:domain table:cell-range-address="Лист1.A2:Лист1.A8"/>
            <chart:data-point chart:repeated="7"/>
          </chart:series>
          <chart:series chart:style-name="ch8" chart:values-cell-range-address="Лист1.C2:Лист1.C8" chart:label-cell-address="Лист1.C1:Лист1.C1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 Time (ns) </text:p>
                <draw:g>
                  <svg:desc>Лист1.B1:Лист1.B1</svg:desc>
                </draw:g>
              </table:table-cell>
              <table:table-cell office:value-type="string">
                <text:p> n log(n)</text:p>
                <draw:g>
                  <svg:desc>Лист1.C1:Лист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Лист1.A2:Лист1.A8</svg:desc>
                </draw:g>
              </table:table-cell>
              <table:table-cell office:value-type="float" office:value="1056980">
                <text:p>1056980</text:p>
                <draw:g>
                  <svg:desc>Лист1.B2:Лист1.B8</svg:desc>
                </draw:g>
              </table:table-cell>
              <table:table-cell office:value-type="float" office:value="9965.78">
                <text:p>9965.78</text:p>
                <draw:g>
                  <svg:desc>Лист1.C2:Лист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1184930">
                <text:p>1184930</text:p>
              </table:table-cell>
              <table:table-cell office:value-type="float" office:value="61438.56">
                <text:p>61438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2546628">
                <text:p>2546628</text:p>
              </table:table-cell>
              <table:table-cell office:value-type="float" office:value="132877.12">
                <text:p>132877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12519219">
                <text:p>12519219</text:p>
              </table:table-cell>
              <table:table-cell office:value-type="float" office:value="780482.02">
                <text:p>780482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23739945">
                <text:p>23739945</text:p>
              </table:table-cell>
              <table:table-cell office:value-type="float" office:value="1660964.05">
                <text:p>1660964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72408956">
                <text:p>72408956</text:p>
              </table:table-cell>
              <table:table-cell office:value-type="float" office:value="9465784.28">
                <text:p>9465784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133256777">
                <text:p>133256777</text:p>
              </table:table-cell>
              <table:table-cell office:value-type="float" office:value="19931568.57">
                <text:p>19931568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1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